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panese Numbers Sy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hmad Rio Adriansyah</text:p>
            <text:p>Senin, 26 Februari 2018</text:p>
            <text:p>STT Nurul Fik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stem Bilanga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Jepang menggunakan 2 buah sistem bilangan</text:p>
              </text:list-header>
              <text:list-item>
                <text:p>Sistem Bilangan Hindu-Arab (desimal)</text:p>
                <text:list>
                  <text:list-item>
                    <text:p>Biasanya dituliskan mendatar</text:p>
                  </text:list-item>
                  <text:list-item>
                    <text:p>1234567890</text:p>
                  </text:list-item>
                </text:list>
              </text:list-item>
              <text:list-item>
                <text:p>Sistem Bilangan Cina</text:p>
                <text:list>
                  <text:list-item>
                    <text:p>Biasanya dituliskan pada tulisan menurun</text:p>
                  </text:list-item>
                  <text:list-item>
                    <text:p>Tapi penggunaannya tidak hanya terbatas di situ (mendatar juga memungkinkan)</text:p>
                  </text:list-item>
                  <text:list-item>
                    <text:p>(零,一,二,三,四,五,六,<text:span text:style-name="T1">七</text:span><text:span text:style-name="T1">,</text:span><text:span text:style-name="T1">八</text:span><text:span text:style-name="T1">,</text:span><text:span text:style-name="T1">九</text:span><text:span text:style-name="T1">,</text:span><text:span text:style-name="T1">十</text:span><text:span text:style-name="T1">,</text:span><text:span text:style-name="T1">百</text:span><text:span text:style-name="T1">,</text:span><text:span text:style-name="T1">千</text:span><text:span text:style-name="T1">,</text:span><text:span text:style-name="T1">万</text:span><text:span text:style-name="T1">,</text:span><text:span text:style-name="T1">億</text:span><text:span text:style-name="T1">,</text:span><text:span text:style-name="T1">兆</text:span><text:span text:style-name="T1">,</text:span><text:span text:style-name="T1">京</text:span><text:span text:style-name="T1">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ka Satu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一 <text:tab/>( ichi /いち) <text:tab/><text:tab/><text:tab/><text:tab/><text:tab/>=<text:tab/>1</text:p>
              </text:list-item>
              <text:list-item>
                <text:p>二 <text:tab/>( ni /に) <text:tab/><text:tab/><text:tab/><text:tab/><text:tab/><text:tab/><text:tab/>=<text:tab/>2</text:p>
              </text:list-item>
              <text:list-item>
                <text:p>三 <text:tab/>( san /さん)<text:tab/><text:tab/><text:tab/><text:tab/><text:tab/>=<text:tab/>3</text:p>
              </text:list-item>
              <text:list-item>
                <text:p>四 <text:tab/>( shi, yon /し,よん) <text:tab/><text:tab/>=<text:tab/>4</text:p>
              </text:list-item>
              <text:list-item>
                <text:p>五 <text:tab/>( go /ご) <text:tab/><text:tab/><text:tab/><text:tab/><text:tab/><text:tab/><text:tab/>=<text:tab/>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ka Satu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六 <text:tab/>( roku /ろく)<text:tab/><text:tab/><text:tab/><text:tab/><text:tab/><text:tab/><text:tab/><text:tab/>=<text:tab/>6</text:p>
              </text:list-item>
              <text:list-item>
                <text:p><text:span text:style-name="T1">七 </text:span><text:span text:style-name="T1"><text:tab/></text:span><text:span text:style-name="T1">( shichi, nana /</text:span><text:span text:style-name="T1">しち</text:span><text:span text:style-name="T1">,</text:span><text:span text:style-name="T1">なな</text:span><text:span text:style-name="T1">)</text:span><text:span text:style-name="T1"><text:tab/></text:span><text:span text:style-name="T1"><text:tab/></text:span><text:span text:style-name="T1"><text:tab/></text:span><text:span text:style-name="T1">=</text:span><text:span text:style-name="T1"><text:tab/></text:span><text:span text:style-name="T1">7</text:span></text:p>
              </text:list-item>
              <text:list-item>
                <text:p><text:span text:style-name="T1">八 </text:span><text:span text:style-name="T1"><text:tab/></text:span><text:span text:style-name="T1">( hachi /</text:span><text:span text:style-name="T1">はち</text:span><text:span text:style-name="T1">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1"><text:tab/></text:span><text:span text:style-name="T1">8</text:span></text:p>
              </text:list-item>
              <text:list-item>
                <text:p><text:span text:style-name="T1">九 </text:span><text:span text:style-name="T1"><text:tab/></text:span><text:span text:style-name="T1">( ku, kyū /</text:span><text:span text:style-name="T1">く</text:span><text:span text:style-name="T1">,</text:span><text:span text:style-name="T1">きゅう</text:span><text:span text:style-name="T1"><text:tab/></text:span><text:span text:style-name="T1">)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1"><text:tab/></text:span><text:span text:style-name="T1">9</text:span></text:p>
              </text:list-item>
              <text:list-item>
                <text:p><text:span text:style-name="T1">十 </text:span><text:span text:style-name="T1"><text:tab/></text:span><text:span text:style-name="T1">( jū /</text:span><text:span text:style-name="T1">じゅう</text:span><text:span text:style-name="T1">)</text:span><text:span text:style-name="T2">*</text:span><text:span text:style-name="T2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</text:span><text:span text:style-name="T1"><text:tab/></text:span><text:span text:style-name="T1">1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stem Bilangan Ci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rbeda dengan bilangan Arab yang peletakan posisi angka langsung menunjukkan perannya (satuan, puluhan, ratusan, ribuan, dst)</text:p>
              </text:list-item>
              <text:list-item>
                <text:p>Dalam sistem bilangan Cina peran angka dalam bilangan harus dituliskan di sebelah kanan angkanya</text:p>
              </text:list-item>
              <text:list-item>
                <text:p>Contoh : 30 <text:span text:style-name="T2">tidak</text:span> dituliskan sebagai 三零 <text:line-break/>(3 dan 0) tetapi 三<text:span text:style-name="T1">十</text:span><text:span text:style-name="T1">(3 dalam posisi puluha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an Angka dalam Bilanga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十 </text:span><text:span text:style-name="T1"><text:tab/></text:span><text:span text:style-name="T1">( jū /</text:span><text:span text:style-name="T1">じゅう</text:span><text:span text:style-name="T1">)</text:span><text:span text:style-name="T1"><text:tab/></text:span><text:span text:style-name="T1">=</text:span><text:span text:style-name="T1"><text:tab/></text:span><text:span text:style-name="T1">10</text:span></text:p>
              </text:list-item>
              <text:list-item>
                <text:p><text:span text:style-name="T1">百 </text:span><text:span text:style-name="T1"><text:tab/></text:span><text:span text:style-name="T1">( hyaku /</text:span><text:span text:style-name="T1">ひゃく</text:span><text:span text:style-name="T1">)</text:span><text:span text:style-name="T1"><text:tab/></text:span><text:span text:style-name="T1">=</text:span><text:span text:style-name="T1"><text:tab/></text:span><text:span text:style-name="T1">100</text:span></text:p>
              </text:list-item>
              <text:list-item>
                <text:p><text:span text:style-name="T1">千 </text:span><text:span text:style-name="T1"><text:tab/></text:span><text:span text:style-name="T1">( sen /</text:span><text:span text:style-name="T1">せん</text:span><text:span text:style-name="T1">)</text:span><text:span text:style-name="T1"><text:tab/></text:span><text:span text:style-name="T1">=</text:span><text:span text:style-name="T1"><text:tab/></text:span><text:span text:style-name="T1">1.000</text:span></text:p>
              </text:list-item>
              <text:list-item>
                <text:p><text:span text:style-name="T1">万 </text:span><text:span text:style-name="T1"><text:tab/></text:span><text:span text:style-name="T1">( man /</text:span><text:span text:style-name="T1">まん</text:span><text:span text:style-name="T1">)</text:span><text:span text:style-name="T1"><text:tab/></text:span><text:span text:style-name="T1">=</text:span><text:span text:style-name="T1"><text:tab/></text:span><text:span text:style-name="T1">10.000</text:span></text:p>
              </text:list-item>
              <text:list-item>
                <text:p><text:span text:style-name="T1">億 </text:span><text:span text:style-name="T1"><text:tab/></text:span><text:span text:style-name="T1">( oku /</text:span><text:span text:style-name="T1">おく</text:span><text:span text:style-name="T1">)</text:span><text:span text:style-name="T1"><text:tab/></text:span><text:span text:style-name="T1">=</text:span><text:span text:style-name="T1"><text:tab/></text:span><text:span text:style-name="T1">100.000.000</text:span></text:p>
              </text:list-item>
              <text:list-item>
                <text:p><text:span text:style-name="T1">兆 </text:span><text:span text:style-name="T1"><text:tab/></text:span><text:span text:style-name="T1">( chō /</text:span><text:span text:style-name="T1">ちょう</text:span><text:span text:style-name="T1">)</text:span><text:span text:style-name="T1"><text:tab/></text:span><text:span text:style-name="T1">=</text:span><text:span text:style-name="T1"><text:tab/></text:span><text:span text:style-name="T1">1.000.000.000.000</text:span></text:p>
              </text:list-item>
              <text:list-item>
                <text:p><text:span text:style-name="T1">京 </text:span><text:span text:style-name="T1"><text:tab/></text:span><text:span text:style-name="T1">( kei /</text:span><text:span text:style-name="T1">けい</text:span><text:span text:style-name="T1">)</text:span><text:span text:style-name="T1"><text:tab/></text:span><text:span text:style-name="T1">=</text:span><text:span text:style-name="T1"><text:tab/></text:span><text:span text:style-name="T1">10.000.000.000.000.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stem Bilangan Ci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rbeda dengan bilangan Arab yang perpangkatan 3 dari 10<text:line-break/>(1.000, 1.000.000, 1.000.000.000, dst) </text:p>
              </text:list-item>
              <text:list-item>
                <text:p>Dalam sistem bilangan Cina pembagian angkanya merupakan perpangkatan 4 dari 10<text:line-break/>(10.000, 100.000.000, dst)</text:p>
              </text:list-item>
              <text:list-item>
                <text:p>Bilangan yang diantaranya menggunakan gabungan dengan notasi<text:span text:style-name="T1">十</text:span><text:span text:style-name="T1">,</text:span><text:span text:style-name="T1">百</text:span><text:span text:style-name="T1">, dan</text:span><text:span text:style-name="T1">千</text:span></text:p>
              </text:list-item>
              <text:list-item>
                <text:p><text:span text:style-name="T1">Contoh : 1.000.000 = </text:span><text:span text:style-name="T1">百万 </text:span><text:span text:style-name="T1">(100 * 10.00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ntuk Diingat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ilangan bilangan yang besar sangat jarang digunakan, jadi yang terpenting pada tahap awal adalah mengetahui notasi dan cara baca</text:p>
                <text:list>
                  <text:list-item>
                    <text:p>Angka 1-9 (一,二,三,四,五,六,<text:span text:style-name="T1">七</text:span><text:span text:style-name="T1">,</text:span><text:span text:style-name="T1">八</text:span><text:span text:style-name="T1">,</text:span><text:span text:style-name="T1">九</text:span><text:span text:style-name="T1">)</text:span></text:p>
                  </text:list-item>
                  <text:list-item>
                    <text:p>Angka 0 (零/ rei /れい)</text:p>
                  </text:list-item>
                  <text:list-item>
                    <text:p>Puluh (<text:span text:style-name="T1">十</text:span><text:span text:style-name="T1">)</text:span>, Ratus (<text:span text:style-name="T1">百</text:span><text:span text:style-name="T1">)</text:span>, Ribu (<text:span text:style-name="T1">千</text:span><text:span text:style-name="T1">)</text:span>, dan Puluh Ribu<text:span text:style-name="T1"> (</text:span><text:span text:style-name="T1">万</text:span><text:span text:style-name="T1">)</text:span></text:p>
                  </text:list-item>
                </text:list>
              </text:list-item>
              <text:list-item>
                <text:p><text:span text:style-name="T1">Untuk 4 (</text:span><text:span text:style-name="T1">四</text:span><text:span text:style-name="T1">) lebih sering digunakan cara baca </text:span><text:span text:style-name="T2">yon</text:span><text:span text:style-name="T1"> dibanding dengan </text:span><text:span text:style-name="T2">shi</text:span><text:span text:style-name="T1"> karena kata mati (</text:span><text:span text:style-name="T1">死</text:span><text:span text:style-name="T1">) dibaca shi juga (masalah takhayul dan budaya)</text:span></text:p>
              </text:list-item>
              <text:list-item>
                <text:p><text:span text:style-name="T1">Untuk 7 (</text:span><text:span text:style-name="T1">七</text:span><text:span text:style-name="T1">) lebih sering dibaca </text:span><text:span text:style-name="T2">nana</text:span><text:span text:style-name="T1"> dibandingkan </text:span><text:span text:style-name="T2">shich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Contoh : 1234 → </text:p>
                <text:list>
                  <text:list-header>
                    <text:p>1 pada posisi ribuan <text:tab/>(一 <text:span text:style-name="T1">千</text:span><text:span text:style-name="T1">)</text:span><text:span text:style-name="T2">*</text:span></text:p>
                    <text:p>2 pada posisi ratusan <text:tab/>(二 <text:span text:style-name="T1">百</text:span><text:span text:style-name="T1">)</text:span></text:p>
                    <text:p>3 pada posisi puluhan <text:tab/>(三 <text:span text:style-name="T1">十</text:span><text:span text:style-name="T1">)</text:span></text:p>
                    <text:p>4 pada posisi satuan <text:tab/>(四)</text:p>
                  </text:list-header>
                </text:list>
              </text:list-item>
              <text:list-item>
                <text:p>一 <text:span text:style-name="T1">千二 百三 十四 </text:span><text:span text:style-name="T1">(issen nihyaku sanju yon)</text:span></text:p>
                <text:p>* 1000<text:span text:style-name="T1"> dapat dituliskan sebagai </text:span><text:span text:style-name="T1">一 千 </text:span><text:span text:style-name="T1">(issen) atau</text:span><text:span text:style-name="T1">千</text:span><text:span text:style-name="T1">(sen) aj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ftar Bilang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11</text:span> <text:span text:style-name="T1">十 一</text:span> (<text:span text:style-name="T1">jū ichi /</text:span><text:span text:style-name="T1">じゅういち</text:span><text:span text:style-name="T1">)</text:span></text:p>
              </text:list-item>
              <text:list-item>
                <text:p><text:span text:style-name="T2">12</text:span><text:span text:style-name="T1"> </text:span><text:span text:style-name="T1">十 二 </text:span><text:span text:style-name="T1">(jū ni /</text:span><text:span text:style-name="T1">じゅうに</text:span><text:span text:style-name="T1">)</text:span></text:p>
              </text:list-item>
              <text:list-item>
                <text:p><text:span text:style-name="T2">13</text:span><text:span text:style-name="T1"> </text:span><text:span text:style-name="T1">十 三 </text:span><text:span text:style-name="T1">(jū san)</text:span></text:p>
              </text:list-item>
              <text:list-item>
                <text:p><text:span text:style-name="T2">14</text:span><text:span text:style-name="T1"> </text:span><text:span text:style-name="T1">十 四 </text:span><text:span text:style-name="T1">(jū yon)</text:span></text:p>
              </text:list-item>
              <text:list-item>
                <text:p><text:span text:style-name="T1">Pola yang sama berlanjut hingga </text:span><text:span text:style-name="T2">19</text:span><text:span text:style-name="T1"> </text:span></text:p>
              </text:list-item>
              <text:list-item>
                <text:p><text:span text:style-name="T1">十五</text:span><text:span text:style-name="T1">(jū go),</text:span><text:span text:style-name="T1">十六</text:span><text:span text:style-name="T1">(jū roku),</text:span><text:span text:style-name="T1">十七</text:span><text:span text:style-name="T1">(jū nana),</text:span><text:span text:style-name="T1"><text:line-break/></text:span><text:span text:style-name="T1">十八</text:span><text:span text:style-name="T1">(jū hachi),</text:span><text:span text:style-name="T1">十九</text:span><text:span text:style-name="T1">(jū kyū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ftar Bilang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 <text:span text:style-name="T1">二十</text:span>(<text:span text:style-name="T1">ni jū /</text:span><text:span text:style-name="T1">にじゅう</text:span><text:span text:style-name="T1">)</text:span></text:p>
              </text:list-item>
              <text:list-item>
                <text:p><text:span text:style-name="T1">21 </text:span><text:span text:style-name="T1">二十一</text:span><text:span text:style-name="T1">(ni jū ichi /</text:span><text:span text:style-name="T1">にじゅういち</text:span><text:span text:style-name="T1">)</text:span></text:p>
              </text:list-item>
              <text:list-item>
                <text:p><text:span text:style-name="T1">22 </text:span><text:span text:style-name="T1">二十二</text:span><text:span text:style-name="T1">(ni jū ni /</text:span><text:span text:style-name="T1">にじゅうに</text:span><text:span text:style-name="T1">)</text:span></text:p>
                <text:p><text:span text:style-name="T1">dst</text:span></text:p>
              </text:list-item>
              <text:list-item>
                <text:p><text:span text:style-name="T1">30 </text:span><text:span text:style-name="T1">三十</text:span><text:span text:style-name="T1">(san jū /</text:span><text:span text:style-name="T1">さんじゅう</text:span><text:span text:style-name="T1">)</text:span></text:p>
              </text:list-item>
              <text:list-item>
                <text:p><text:span text:style-name="T1">四十 </text:span><text:span text:style-name="T1">(yon jū),</text:span><text:span text:style-name="T1">五十 </text:span><text:span text:style-name="T1">(go jū),</text:span><text:span text:style-name="T1">六十 </text:span><text:span text:style-name="T1">(roku jū),</text:span><text:span text:style-name="T1"><text:line-break/></text:span><text:span text:style-name="T1">七十 </text:span><text:span text:style-name="T1">(nana jū),</text:span><text:span text:style-name="T1">八十 </text:span><text:span text:style-name="T1">(hachi jū),</text:span><text:span text:style-name="T1">九十 </text:span><text:span text:style-name="T1">(kyū jū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ftar Bilangan (Ratusan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berapa nilai pada ratusan dan ribuan dibaca agak berbeda dengan angka lainnya</text:p>
              </text:list-header>
              <text:list-item>
                <text:p><text:span text:style-name="T1">100 </text:span><text:span text:style-name="T1">百</text:span><text:span text:style-name="T1">( hyaku /</text:span><text:span text:style-name="T1">ひゃく</text:span><text:span text:style-name="T1">)</text:span></text:p>
              </text:list-item>
              <text:list-item>
                <text:p><text:span text:style-name="T1">200 </text:span><text:span text:style-name="T1">二百</text:span><text:span text:style-name="T1">(ni hyaku /</text:span><text:span text:style-name="T1">にひゃく</text:span><text:span text:style-name="T1">) </text:span></text:p>
              </text:list-item>
              <text:list-item>
                <text:p><text:span text:style-name="T1">300 </text:span><text:span text:style-name="T1">三百</text:span><text:span text:style-name="T1">(san byaku /</text:span><text:span text:style-name="T1">さんびゃく</text:span><text:span text:style-name="T1">) *</text:span></text:p>
              </text:list-item>
              <text:list-item>
                <text:p><text:span text:style-name="T1">600 </text:span><text:span text:style-name="T1">六百</text:span><text:span text:style-name="T1">(roppyaku /</text:span><text:span text:style-name="T1">ろっぴゃく</text:span><text:span text:style-name="T1">) *</text:span></text:p>
              </text:list-item>
              <text:list-item>
                <text:p><text:span text:style-name="T1">800 </text:span><text:span text:style-name="T1">八百</text:span><text:span text:style-name="T1">(happyaku /</text:span><text:span text:style-name="T1">はっぴゃく</text:span><text:span text:style-name="T1">) 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ftar Bilangan (Ribuan)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1000 <text:span text:style-name="T1">一 千 </text:span><text:span text:style-name="T1">(issen) atau</text:span><text:span text:style-name="T1">千</text:span><text:span text:style-name="T1">(sen)</text:span> </text:p>
              </text:list-item>
              <text:list-item>
                <text:p>2000 二<text:span text:style-name="T1"> 千 </text:span><text:span text:style-name="T1">(ni sen)</text:span></text:p>
              </text:list-item>
              <text:list-item>
                <text:p>3000 三<text:span text:style-name="T1"> 千 </text:span><text:span text:style-name="T1">(san zen)</text:span></text:p>
              </text:list-item>
              <text:list-item>
                <text:p>8000 <text:span text:style-name="T1">八 千 </text:span><text:span text:style-name="T1">(hassen)</text:span></text:p>
                <text:p/>
              </text:list-item>
              <text:list-item>
                <text:p>10000 <text:span text:style-name="T1">一万 </text:span><text:span text:style-name="T1">(ichiman)</text:span> <text:line-break/>berbeda dengan 10, 100, atau 1.000 yang bisa dituliskan tanpa angka 1, <text:s/>untuk bilangan 10.000 dan ke atas, angka satunya dituliskan (<text:span text:style-name="T1">一万</text:span><text:span text:style-name="T1">,</text:span><text:span text:style-name="T1">一億</text:span><text:span text:style-name="T1">,</text:span><text:span text:style-name="T1">一兆</text:span><text:span text:style-name="T1">)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tuan Untuk B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tuan umum menggunakan <text:span text:style-name="T2">tsu</text:span></text:p>
              </text:list-item>
              <text:list-item>
                <text:p>Nin → manusia</text:p>
              </text:list-item>
              <text:list-item>
                <text:p>Hon → berbentuk silinder</text:p>
              </text:list-item>
              <text:list-item>
                <text:p>Mai → berbentuk lembara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8.tiki.ne.jp/~tmath/language/numbers.htm" xlink:type="simple">http://ww8.tiki.ne.jp/~tmath/language/numbers.htm</text:a></text:p>
              </text:list-item>
              <text:list-item>
                <text:p><text:a xlink:href="https://heritageofjapan.wordpress.com/2014/02/17/origin-of-the-japanese-number-system/" xlink:type="simple">https://heritageofjapan.wordpress.com/2014/02/17/origin-of-the-japanese-number-system/</text:a></text:p>
              </text:list-item>
              <text:list-item>
                <text:p><text:a xlink:href="https://namakajiri.net/nikki/the-old-japanese-binary-numeral-system/" xlink:type="simple">https://namakajiri.net/nikki/the-old-japanese-binary-numeral-system/</text:a></text:p>
              </text:list-item>
              <text:list-item>
                <text:p><text:a xlink:href="http://japanese-lesson.com/vocabulary/words/numbers.html" xlink:type="simple">http://japanese-lesson.com/vocabulary/words/numbers.html</text:a></text:p>
              </text:list-item>
              <text:list-item>
                <text:p><text:a xlink:href="http://www.guidetojapanese.org/learn/grammar/numbers" xlink:type="simple">http://www.guidetojapanese.org/learn/grammar/numbers</text:a></text:p>
              </text:list-item>
              <text:list-item>
                <text:p><text:a xlink:href="https://www.omniglot.com/language/numbers/japanese.htm" xlink:type="simple">https://www.omniglot.com/language/numbers/japanese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0:27:59.057661512</meta:creation-date>
    <dc:date>2018-02-26T14:38:27.357492101</dc:date>
    <meta:editing-duration>PT1H53M32S</meta:editing-duration>
    <meta:editing-cycles>11</meta:editing-cycles>
    <meta:generator>LibreOffice/5.1.6.2$Linux_X86_64 LibreOffice_project/10m0$Build-2</meta:generator>
    <meta:document-statistic meta:object-count="81"/>
  </office:meta>
</office:document-meta>
</file>